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Circle" draw:marker-end="Arrow" draw:marker-end-width="0.3cm" draw:textarea-horizontal-align="center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5" style:family="graphic" style:parent-style-name="objectwithoutfill">
      <style:graphic-properties svg:stroke-width="0.1cm" svg:stroke-color="#ff6633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color="#ff000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5cm" svg:x="5cm" svg:y="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id="id1" draw:layer="layout" svg:width="1.5cm" svg:height="1cm" svg:x="5cm" svg:y="5.6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3" draw:text-style-name="P1" draw:layer="layout" draw:type="line" svg:x1="5.758cm" svg:y1="9.646cm" svg:x2="5.75cm" svg:y2="6.6cm" draw:end-shape="id1" svg:d="m5758 9646-8-3046">
          <text:p/>
        </draw:connector>
        <draw:custom-shape draw:style-name="gr2" draw:text-style-name="P1" draw:layer="layout" svg:width="1cm" svg:height="1cm" svg:x="5.3cm" svg:y="7.4cm">
          <text:p/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" draw:text-style-name="P1" draw:layer="layout" svg:width="1.5cm" svg:height="1cm" svg:x="2.2cm" svg:y="5.6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1" draw:layer="layout" svg:width="1.5cm" svg:height="1cm" svg:x="2.2cm" svg:y="2.6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3" draw:text-style-name="P1" draw:layer="layout" svg:x1="5.4cm" svg:y1="8.1cm" svg:x2="2.9cm" svg:y2="6.6cm">
          <text:p/>
        </draw:line>
        <draw:line draw:style-name="gr3" draw:text-style-name="P1" draw:layer="layout" svg:x1="2.9cm" svg:y1="6.1cm" svg:x2="2.9cm" svg:y2="3.6cm">
          <text:p/>
        </draw:line>
        <draw:custom-shape draw:style-name="gr2" draw:text-style-name="P1" draw:layer="layout" svg:width="1.5cm" svg:height="1cm" svg:x="7.5cm" svg:y="5.6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3" draw:text-style-name="P1" draw:layer="layout" svg:x1="6.2cm" svg:y1="8.1cm" svg:x2="8.4cm" svg:y2="6.6cm">
          <text:p/>
        </draw:line>
        <draw:custom-shape draw:style-name="gr2" draw:text-style-name="P1" draw:layer="layout" svg:width="1.5cm" svg:height="1cm" svg:x="5cm" svg:y="2.6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1" draw:layer="layout" svg:width="1.5cm" svg:height="1cm" svg:x="7.4cm" svg:y="2.6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3" draw:text-style-name="P1" draw:layer="layout" svg:x1="5.8cm" svg:y1="6.1cm" svg:x2="5.8cm" svg:y2="3.6cm">
          <text:p/>
        </draw:line>
        <draw:line draw:style-name="gr3" draw:text-style-name="P1" draw:layer="layout" svg:x1="6cm" svg:y1="3.1cm" svg:x2="7.5cm" svg:y2="3.1cm">
          <text:p/>
        </draw:line>
        <draw:line draw:style-name="gr3" draw:text-style-name="P1" draw:layer="layout" svg:x1="5.6cm" svg:y1="3.1cm" svg:x2="3.6cm" svg:y2="3.1cm">
          <text:p/>
        </draw:line>
        <draw:polygon draw:style-name="gr4" draw:text-style-name="P1" draw:layer="layout" svg:width="2.499cm" svg:height="6.499cm" svg:x="1.9cm" svg:y="1.7cm" svg:viewBox="0 0 2500 6500" draw:points="0,5500 0,0 2500,0 2500,6500 0,6500">
          <text:p/>
        </draw:polygon>
        <draw:polygon draw:style-name="gr4" draw:text-style-name="P1" draw:layer="layout" svg:width="1.999cm" svg:height="5.499cm" svg:x="4.9cm" svg:y="1.7cm" svg:viewBox="0 0 2000 5500" draw:points="0,0 2000,0 2000,5500 0,5500">
          <text:p/>
        </draw:polygon>
        <draw:polygon draw:style-name="gr4" draw:text-style-name="P1" draw:layer="layout" svg:width="1.999cm" svg:height="5.499cm" svg:x="7.2cm" svg:y="1.7cm" svg:viewBox="0 0 2000 5500" draw:points="0,0 2000,0 2000,5500 0,5500">
          <text:p/>
        </draw:polygon>
        <draw:polygon draw:style-name="gr5" draw:text-style-name="P1" draw:layer="layout" svg:width="7.999cm" svg:height="9.299cm" svg:x="1.5cm" svg:y="1.4cm" svg:viewBox="0 0 8000 9300" draw:points="0,0 1000,0 8000,0 8000,9300 0,9300">
          <text:p/>
        </draw:polygon>
        <draw:polygon draw:style-name="gr5" draw:text-style-name="P1" draw:layer="layout" svg:width="1.499cm" svg:height="1.499cm" svg:x="10cm" svg:y="1.6cm" svg:viewBox="0 0 1500 1500" draw:points="0,0 1500,0 1500,1500 0,1500">
          <text:p/>
        </draw:polygon>
        <draw:frame draw:style-name="gr6" draw:text-style-name="P2" draw:layer="layout" svg:width="1.8cm" svg:height="0.75cm" svg:x="11.7cm" svg:y="1.8cm">
          <draw:text-box>
            <text:p><text:span text:style-name="T1">CA list</text:span></text:p>
          </draw:text-box>
        </draw:frame>
        <draw:custom-shape draw:style-name="gr1" draw:text-style-name="P1" draw:layer="layout" svg:width="1.5cm" svg:height="1.5cm" svg:x="7.4cm" svg:y="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.5cm" svg:height="1.5cm" svg:x="10cm" svg:y="3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2" draw:layer="layout" svg:width="2.3cm" svg:height="0.75cm" svg:x="11.7cm" svg:y="3.9cm">
          <draw:text-box>
            <text:p><text:span text:style-name="T1">Cookie Jar</text:span></text:p>
          </draw:text-box>
        </draw:frame>
        <draw:line draw:style-name="gr3" draw:text-style-name="P3" draw:layer="layout" svg:x1="8.1cm" svg:y1="9.6cm" svg:x2="6.1cm" svg:y2="6.6cm">
          <text:p/>
        </draw:line>
        <draw:custom-shape draw:style-name="gr7" draw:text-style-name="P3" draw:layer="layout" svg:width="1cm" svg:height="1cm" draw:transform="rotate (0.7853981633973) translate (6.593cm 8.2cm)">
          <text:p text:style-name="P1"><text:span text:style-name="T2">X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07T12:54:06.28</meta:creation-date>
    <dc:date>2010-06-08T01:47:08.78</dc:date>
    <meta:editing-duration>PT00H28M10S</meta:editing-duration>
    <meta:editing-cycles>5</meta:editing-cycles>
    <meta:generator>OpenOffice.org/3.0$Win32 OpenOffice.org_project/300m15$Build-9379</meta:generator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